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Body">
      <style:text-properties officeooo:rsid="004e29fc" officeooo:paragraph-rsid="004e29fc"/>
    </style:style>
    <style:style style:name="P3" style:family="paragraph" style:parent-style-name="Body">
      <style:text-properties officeooo:rsid="004e29fc" officeooo:paragraph-rsid="0066a126"/>
    </style:style>
    <style:style style:name="P4" style:family="paragraph" style:parent-style-name="Body">
      <style:text-properties officeooo:rsid="005da2f6" officeooo:paragraph-rsid="005da2f6"/>
    </style:style>
    <style:style style:name="P5" style:family="paragraph" style:parent-style-name="Body">
      <style:text-properties officeooo:rsid="0093a640" officeooo:paragraph-rsid="00954d43"/>
    </style:style>
    <style:style style:name="P6" style:family="paragraph" style:parent-style-name="Body">
      <style:text-properties fo:font-style="normal" officeooo:rsid="004a973d" officeooo:paragraph-rsid="004a973d" style:font-style-asian="normal" style:font-style-complex="normal"/>
    </style:style>
    <style:style style:name="P7" style:family="paragraph" style:parent-style-name="Body">
      <style:text-properties fo:font-style="normal" officeooo:rsid="004c2b47" officeooo:paragraph-rsid="004c2b47" style:font-style-asian="normal" style:font-style-complex="normal"/>
    </style:style>
    <style:style style:name="P8" style:family="paragraph" style:parent-style-name="Body">
      <style:text-properties fo:font-style="normal" officeooo:rsid="0050667c" officeooo:paragraph-rsid="005284b8" style:font-style-asian="normal" style:font-style-complex="normal"/>
    </style:style>
    <style:style style:name="P9" style:family="paragraph" style:parent-style-name="Body">
      <style:text-properties fo:font-style="normal" officeooo:rsid="004893bd" officeooo:paragraph-rsid="004893bd" style:font-style-asian="normal" style:font-style-complex="normal"/>
    </style:style>
    <style:style style:name="P10" style:family="paragraph" style:parent-style-name="Body">
      <style:text-properties fo:font-style="normal" officeooo:rsid="004b76ce" officeooo:paragraph-rsid="004a973d" style:font-style-asian="normal" style:font-style-complex="normal"/>
    </style:style>
    <style:style style:name="P11" style:family="paragraph" style:parent-style-name="Body">
      <style:text-properties fo:font-style="normal" officeooo:rsid="005284b8" officeooo:paragraph-rsid="00218023" style:font-style-asian="normal" style:font-style-complex="normal"/>
    </style:style>
    <style:style style:name="P12" style:family="paragraph" style:parent-style-name="Body">
      <style:text-properties officeooo:rsid="0058c04f" officeooo:paragraph-rsid="0058c04f"/>
    </style:style>
    <style:style style:name="P13" style:family="paragraph" style:parent-style-name="Body">
      <style:text-properties officeooo:rsid="0018f655" officeooo:paragraph-rsid="003fef77"/>
    </style:style>
    <style:style style:name="P14" style:family="paragraph" style:parent-style-name="Body">
      <style:text-properties officeooo:rsid="0018f655" officeooo:paragraph-rsid="004a835e"/>
    </style:style>
    <style:style style:name="P15" style:family="paragraph" style:parent-style-name="Body">
      <style:text-properties officeooo:rsid="004423b9" officeooo:paragraph-rsid="004423b9"/>
    </style:style>
    <style:style style:name="P16" style:family="paragraph" style:parent-style-name="Body">
      <style:text-properties officeooo:rsid="004f5375" officeooo:paragraph-rsid="004f5375"/>
    </style:style>
    <style:style style:name="P17" style:family="paragraph" style:parent-style-name="Body">
      <style:text-properties officeooo:rsid="005379ab" officeooo:paragraph-rsid="00556c0e"/>
    </style:style>
    <style:style style:name="P18" style:family="paragraph" style:parent-style-name="Body">
      <style:text-properties officeooo:rsid="005379ab" officeooo:paragraph-rsid="00540f90"/>
    </style:style>
    <style:style style:name="P19" style:family="paragraph" style:parent-style-name="Body">
      <style:text-properties officeooo:rsid="005effc1" officeooo:paragraph-rsid="005effc1"/>
    </style:style>
    <style:style style:name="P20" style:family="paragraph" style:parent-style-name="Body">
      <style:text-properties officeooo:rsid="004e4125" officeooo:paragraph-rsid="004e4125"/>
    </style:style>
    <style:style style:name="P21" style:family="paragraph" style:parent-style-name="Body">
      <style:text-properties officeooo:rsid="005284b8" officeooo:paragraph-rsid="005379ab"/>
    </style:style>
    <style:style style:name="P22" style:family="paragraph" style:parent-style-name="Body">
      <style:text-properties fo:language="en" fo:country="GB"/>
    </style:style>
    <style:style style:name="P23" style:family="paragraph" style:parent-style-name="Body">
      <style:text-properties officeooo:rsid="004893bd" officeooo:paragraph-rsid="004893bd"/>
    </style:style>
    <style:style style:name="P24" style:family="paragraph" style:parent-style-name="Body">
      <style:text-properties officeooo:rsid="00463c18" officeooo:paragraph-rsid="00463c18"/>
    </style:style>
    <style:style style:name="P25" style:family="paragraph" style:parent-style-name="Body">
      <style:text-properties officeooo:rsid="0028ae53" officeooo:paragraph-rsid="005a8355"/>
    </style:style>
    <style:style style:name="P26" style:family="paragraph" style:parent-style-name="Body">
      <style:text-properties officeooo:rsid="005effc1" officeooo:paragraph-rsid="005effc1" fo:background-color="transparent"/>
    </style:style>
    <style:style style:name="P27" style:family="paragraph" style:parent-style-name="Body">
      <style:text-properties officeooo:rsid="0078bca0" officeooo:paragraph-rsid="005da2f6"/>
    </style:style>
    <style:style style:name="P28" style:family="paragraph" style:parent-style-name="Body">
      <style:text-properties officeooo:rsid="00a769ec" officeooo:paragraph-rsid="00b0c9e9"/>
    </style:style>
    <style:style style:name="P29" style:family="paragraph" style:parent-style-name="Body">
      <style:text-properties officeooo:rsid="00a8cb77" officeooo:paragraph-rsid="00b0c9e9"/>
    </style:style>
    <style:style style:name="P30" style:family="paragraph" style:parent-style-name="Body">
      <style:text-properties officeooo:rsid="00a8cb77" officeooo:paragraph-rsid="00b3b0ac"/>
    </style:style>
    <style:style style:name="P31" style:family="paragraph" style:parent-style-name="Body">
      <style:text-properties officeooo:rsid="00acca16" officeooo:paragraph-rsid="00b0c9e9"/>
    </style:style>
    <style:style style:name="P32" style:family="paragraph" style:parent-style-name="Body">
      <style:text-properties officeooo:rsid="00ab0ba5" officeooo:paragraph-rsid="00b1b1c6"/>
    </style:style>
    <style:style style:name="P33" style:family="paragraph" style:parent-style-name="Body">
      <style:text-properties officeooo:rsid="00b1b1c6" officeooo:paragraph-rsid="00b1b1c6"/>
    </style:style>
    <style:style style:name="P34" style:family="paragraph" style:parent-style-name="Standard">
      <style:text-properties fo:color="#ff0000" fo:font-style="italic" fo:font-weight="bold" style:font-style-asian="italic" style:font-weight-asian="bold"/>
    </style:style>
    <style:style style:name="P35" style:family="paragraph" style:parent-style-name="Standard">
      <style:text-properties officeooo:rsid="00678689" officeooo:paragraph-rsid="009ab299"/>
    </style:style>
    <style:style style:name="P36" style:family="paragraph" style:parent-style-name="Abstract">
      <style:text-properties fo:font-size="10pt" fo:font-weight="normal" officeooo:rsid="0018f655" officeooo:paragraph-rsid="0018f655" style:font-size-asian="10pt" style:font-weight-asian="normal" style:font-size-complex="10pt" style:font-weight-complex="normal"/>
    </style:style>
    <style:style style:name="P37" style:family="paragraph" style:parent-style-name="Abstract">
      <style:text-properties fo:font-size="16pt" fo:font-weight="bold" style:font-size-asian="16pt" style:font-weight-asian="bold"/>
    </style:style>
    <style:style style:name="P38" style:family="paragraph" style:parent-style-name="CellBody">
      <style:paragraph-properties style:snap-to-layout-grid="false"/>
      <style:text-properties fo:color="#000000" fo:font-style="italic" officeooo:rsid="0018f655" officeooo:paragraph-rsid="003e12ca" style:font-style-asian="italic"/>
    </style:style>
    <style:style style:name="P39" style:family="paragraph" style:parent-style-name="CellBody">
      <style:paragraph-properties style:snap-to-layout-grid="false"/>
      <style:text-properties fo:color="#000000" fo:font-style="italic" style:font-style-asian="italic"/>
    </style:style>
    <style:style style:name="P40" style:family="paragraph" style:parent-style-name="CellBody">
      <style:paragraph-properties style:snap-to-layout-grid="false"/>
      <style:text-properties fo:color="#000000" fo:font-style="italic" officeooo:rsid="0075652c" officeooo:paragraph-rsid="0075652c" style:font-style-asian="italic"/>
    </style:style>
    <style:style style:name="P41" style:family="paragraph" style:parent-style-name="CellBody">
      <style:paragraph-properties style:snap-to-layout-grid="false"/>
      <style:text-properties fo:color="#000000" fo:font-style="italic" officeooo:rsid="007bc7de" officeooo:paragraph-rsid="007bc7de" style:font-style-asian="italic"/>
    </style:style>
    <style:style style:name="P42" style:family="paragraph" style:parent-style-name="CellBody">
      <style:paragraph-properties style:snap-to-layout-grid="false"/>
      <style:text-properties fo:color="#000000" fo:font-style="italic" officeooo:rsid="00837a03" officeooo:paragraph-rsid="00837a03" style:font-style-asian="italic"/>
    </style:style>
    <style:style style:name="P43" style:family="paragraph" style:parent-style-name="CellBody">
      <style:paragraph-properties style:snap-to-layout-grid="false"/>
      <style:text-properties fo:color="#000000" fo:font-style="italic" officeooo:rsid="00847dae" officeooo:paragraph-rsid="00847dae" style:font-style-asian="italic"/>
    </style:style>
    <style:style style:name="P44" style:family="paragraph" style:parent-style-name="CellBody">
      <style:paragraph-properties style:snap-to-layout-grid="false"/>
      <style:text-properties fo:color="#000000" fo:font-style="italic" officeooo:rsid="00a6a30e" officeooo:paragraph-rsid="00a6a30e" style:font-style-asian="italic"/>
    </style:style>
    <style:style style:name="P45" style:family="paragraph" style:parent-style-name="CellBody">
      <style:paragraph-properties style:snap-to-layout-grid="false"/>
      <style:text-properties fo:color="#000000" fo:font-style="italic" officeooo:rsid="00b0c9e9" officeooo:paragraph-rsid="00b0c9e9" style:font-style-asian="italic"/>
    </style:style>
    <style:style style:name="P46" style:family="paragraph" style:parent-style-name="CellBody">
      <style:paragraph-properties style:snap-to-layout-grid="false"/>
      <style:text-properties fo:color="#000000" fo:font-style="italic" officeooo:rsid="00bc8a53" officeooo:paragraph-rsid="00bc8a53" style:font-style-asian="italic"/>
    </style:style>
    <style:style style:name="P47" style:family="paragraph" style:parent-style-name="CellBody">
      <style:text-properties officeooo:rsid="0024ffc7" officeooo:paragraph-rsid="0024ffc7"/>
    </style:style>
    <style:style style:name="P48" style:family="paragraph" style:parent-style-name="CellBody">
      <style:paragraph-properties style:snap-to-layout-grid="false"/>
    </style:style>
    <style:style style:name="P49" style:family="paragraph" style:parent-style-name="CellBody">
      <style:paragraph-properties style:snap-to-layout-grid="false"/>
      <style:text-properties officeooo:rsid="0075652c" officeooo:paragraph-rsid="0075652c"/>
    </style:style>
    <style:style style:name="P50" style:family="paragraph" style:parent-style-name="CellBody">
      <style:paragraph-properties style:snap-to-layout-grid="false"/>
      <style:text-properties officeooo:rsid="007bc7de" officeooo:paragraph-rsid="007bc7de"/>
    </style:style>
    <style:style style:name="P51" style:family="paragraph" style:parent-style-name="CellBody">
      <style:paragraph-properties style:snap-to-layout-grid="false"/>
      <style:text-properties officeooo:rsid="00837a03" officeooo:paragraph-rsid="00837a03"/>
    </style:style>
    <style:style style:name="P52" style:family="paragraph" style:parent-style-name="CellBody">
      <style:paragraph-properties style:snap-to-layout-grid="false"/>
      <style:text-properties officeooo:rsid="00847dae" officeooo:paragraph-rsid="00847dae"/>
    </style:style>
    <style:style style:name="P53" style:family="paragraph" style:parent-style-name="CellBody">
      <style:paragraph-properties style:snap-to-layout-grid="false"/>
      <style:text-properties officeooo:rsid="00a6a30e" officeooo:paragraph-rsid="00a6a30e"/>
    </style:style>
    <style:style style:name="P54" style:family="paragraph" style:parent-style-name="CellBody">
      <style:paragraph-properties style:snap-to-layout-grid="false"/>
      <style:text-properties officeooo:rsid="00b0c9e9" officeooo:paragraph-rsid="00b0c9e9"/>
    </style:style>
    <style:style style:name="P55" style:family="paragraph" style:parent-style-name="CellBody">
      <style:paragraph-properties style:snap-to-layout-grid="false"/>
      <style:text-properties officeooo:rsid="00bc8a53" officeooo:paragraph-rsid="00bc8a53"/>
    </style:style>
    <style:style style:name="P56" style:family="paragraph" style:parent-style-name="CellBody">
      <style:paragraph-properties fo:keep-with-next="always" style:snap-to-layout-grid="false"/>
      <style:text-properties officeooo:rsid="0024ffc7" officeooo:paragraph-rsid="0024ffc7"/>
    </style:style>
    <style:style style:name="P57" style:family="paragraph" style:parent-style-name="CellBody">
      <style:paragraph-properties fo:keep-with-next="always" style:snap-to-layout-grid="false"/>
    </style:style>
    <style:style style:name="P58" style:family="paragraph" style:parent-style-name="CellHeading">
      <style:paragraph-properties fo:text-align="center" style:justify-single-word="false" fo:keep-with-next="always" style:snap-to-layout-grid="false"/>
      <style:text-properties fo:language="fr" fo:country="FR"/>
    </style:style>
    <style:style style:name="P59" style:family="paragraph" style:parent-style-name="Standard" style:list-style-name="WW8Num3"/>
    <style:style style:name="P60" style:family="paragraph" style:parent-style-name="Heading_20_1">
      <style:paragraph-properties fo:break-before="page"/>
      <style:text-properties fo:language="fr" fo:country="FR"/>
    </style:style>
    <style:style style:name="P61" style:family="paragraph" style:parent-style-name="Heading_20_2">
      <style:text-properties fo:language="fr" fo:country="FR"/>
    </style:style>
    <style:style style:name="P62" style:family="paragraph" style:parent-style-name="Heading_20_2">
      <style:text-properties officeooo:rsid="0093a640" officeooo:paragraph-rsid="0093a640"/>
    </style:style>
    <style:style style:name="P63" style:family="paragraph" style:parent-style-name="Heading_20_2">
      <style:text-properties officeooo:rsid="005da2f6" officeooo:paragraph-rsid="005da2f6" fo:background-color="transparent"/>
    </style:style>
    <style:style style:name="P64" style:family="paragraph" style:parent-style-name="Heading_20_2">
      <style:text-properties officeooo:rsid="005effc1" officeooo:paragraph-rsid="00301682" fo:background-color="transparent"/>
    </style:style>
    <style:style style:name="P65" style:family="paragraph" style:parent-style-name="Heading_20_2">
      <style:text-properties officeooo:rsid="009806ff" officeooo:paragraph-rsid="009806ff"/>
    </style:style>
    <style:style style:name="P66" style:family="paragraph" style:parent-style-name="Heading_20_3">
      <style:text-properties officeooo:rsid="004e29fc" officeooo:paragraph-rsid="004e29fc"/>
    </style:style>
    <style:style style:name="P67" style:family="paragraph" style:parent-style-name="Heading_20_3">
      <style:text-properties officeooo:rsid="004e29fc" officeooo:paragraph-rsid="0066a126"/>
    </style:style>
    <style:style style:name="P68" style:family="paragraph" style:parent-style-name="Heading_20_3">
      <style:text-properties officeooo:rsid="004f5375" officeooo:paragraph-rsid="004f5375"/>
    </style:style>
    <style:style style:name="P69" style:family="paragraph" style:parent-style-name="Heading_20_3">
      <style:text-properties officeooo:rsid="005a8355" officeooo:paragraph-rsid="005a8355"/>
    </style:style>
    <style:style style:name="P70" style:family="paragraph" style:parent-style-name="Body" style:list-style-name="L1">
      <style:text-properties officeooo:rsid="005a8355" officeooo:paragraph-rsid="005a8355"/>
    </style:style>
    <style:style style:name="P71" style:family="paragraph" style:parent-style-name="Body" style:list-style-name="L4">
      <style:text-properties officeooo:rsid="005a8355" officeooo:paragraph-rsid="005a8355"/>
    </style:style>
    <style:style style:name="P72" style:family="paragraph" style:parent-style-name="Body" style:list-style-name="L5">
      <style:text-properties officeooo:rsid="005a8355" officeooo:paragraph-rsid="005dee14"/>
    </style:style>
    <style:style style:name="P73" style:family="paragraph" style:parent-style-name="Body" style:list-style-name="L4">
      <style:text-properties officeooo:rsid="0058c04f" officeooo:paragraph-rsid="0058c04f"/>
    </style:style>
    <style:style style:name="P74" style:family="paragraph" style:parent-style-name="Body" style:list-style-name="L5">
      <style:text-properties fo:color="#000000" style:font-name="Arial" fo:font-size="10pt" fo:language="en" fo:country="US" officeooo:rsid="005dee14" officeooo:paragraph-rsid="005dee14" style:font-name-asian="Times New Roman" style:font-size-asian="10pt" style:font-name-complex="Times New Roman" style:font-size-complex="10pt" style:language-complex="ar" style:country-complex="SA"/>
    </style:style>
    <style:style style:name="P75" style:family="paragraph" style:parent-style-name="Body" style:list-style-name="L5">
      <style:text-properties fo:color="#000000" style:font-name="Arial" fo:font-size="10pt" fo:language="en" fo:country="US" officeooo:rsid="006ad101" officeooo:paragraph-rsid="006ad101" style:font-name-asian="Times New Roman" style:font-size-asian="10pt" style:font-name-complex="Times New Roman" style:font-size-complex="10pt" style:language-complex="ar" style:country-complex="SA"/>
    </style:style>
    <style:style style:name="P76" style:family="paragraph" style:parent-style-name="Body" style:list-style-name="L5">
      <style:text-properties fo:color="#000000" style:font-name="Arial" fo:font-size="10pt" fo:language="en" fo:country="US" officeooo:rsid="0078bca0" officeooo:paragraph-rsid="0078bca0" style:font-name-asian="Times New Roman" style:font-size-asian="10pt" style:font-name-complex="Times New Roman" style:font-size-complex="10pt" style:language-complex="ar" style:country-complex="SA"/>
    </style:style>
    <style:style style:name="P77" style:family="paragraph" style:parent-style-name="Body" style:list-style-name="L2">
      <style:text-properties officeooo:paragraph-rsid="004893bd"/>
    </style:style>
    <style:style style:name="P78" style:family="paragraph" style:parent-style-name="Body" style:list-style-name="L2">
      <style:text-properties officeooo:rsid="004893bd" officeooo:paragraph-rsid="004893bd"/>
    </style:style>
    <style:style style:name="P79" style:family="paragraph" style:parent-style-name="Body" style:list-style-name="L3">
      <style:text-properties fo:font-style="normal" officeooo:rsid="004a973d" officeooo:paragraph-rsid="004a973d" style:font-style-asian="normal" style:font-style-complex="normal"/>
    </style:style>
    <style:style style:name="P80" style:family="paragraph" style:parent-style-name="Body" style:list-style-name="L3">
      <style:text-properties fo:font-style="normal" officeooo:rsid="008b2a05" officeooo:paragraph-rsid="008b2a05" style:font-style-asian="normal" style:font-style-complex="normal"/>
    </style:style>
    <style:style style:name="P81" style:family="paragraph" style:parent-style-name="Body" style:list-style-name="L1">
      <style:text-properties officeooo:rsid="005be120" officeooo:paragraph-rsid="005be120"/>
    </style:style>
    <style:style style:name="P82" style:family="paragraph" style:parent-style-name="Body" style:list-style-name="L4">
      <style:text-properties officeooo:rsid="005be120" officeooo:paragraph-rsid="005be120"/>
    </style:style>
    <style:style style:name="P83" style:family="paragraph" style:parent-style-name="Body" style:list-style-name="L5">
      <style:text-properties officeooo:rsid="005be120" officeooo:paragraph-rsid="005be120"/>
    </style:style>
    <style:style style:name="P84" style:family="paragraph" style:parent-style-name="Body" style:list-style-name="L1">
      <style:text-properties officeooo:rsid="00772750" officeooo:paragraph-rsid="00772750"/>
    </style:style>
    <style:style style:name="P85" style:family="paragraph" style:parent-style-name="Body" style:list-style-name="L1">
      <style:text-properties officeooo:rsid="00991b9f" officeooo:paragraph-rsid="00991b9f"/>
    </style:style>
    <style:style style:name="P86" style:family="paragraph" style:parent-style-name="Body" style:list-style-name="L1">
      <style:text-properties officeooo:rsid="00b4d0bc" officeooo:paragraph-rsid="00b4d0bc"/>
    </style:style>
    <style:style style:name="P87" style:family="paragraph" style:parent-style-name="Body" style:list-style-name="L4">
      <style:text-properties officeooo:rsid="0024ffc7" officeooo:paragraph-rsid="0058c04f"/>
    </style:style>
    <style:style style:name="P88" style:family="paragraph" style:parent-style-name="Body" style:list-style-name="L4">
      <style:text-properties officeooo:rsid="0066a126" officeooo:paragraph-rsid="0066a126"/>
    </style:style>
    <style:style style:name="P89" style:family="paragraph" style:parent-style-name="Body" style:list-style-name="L4">
      <style:text-properties officeooo:rsid="00815ba7" officeooo:paragraph-rsid="00815ba7"/>
    </style:style>
    <style:style style:name="P90" style:family="paragraph" style:parent-style-name="Body" style:list-style-name="L5">
      <style:text-properties officeooo:paragraph-rsid="0081dea3"/>
    </style:style>
    <style:style style:name="P91" style:family="paragraph" style:parent-style-name="Body" style:list-style-name="L5">
      <style:text-properties officeooo:rsid="00803751" officeooo:paragraph-rsid="00a35d3a"/>
    </style:style>
    <style:style style:name="P92" style:family="paragraph" style:parent-style-name="Body">
      <style:text-properties officeooo:rsid="00a769ec" officeooo:paragraph-rsid="00b0c9e9"/>
    </style:style>
    <style:style style:name="P9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94" style:family="paragraph" style:parent-style-name="Contents_20_1" style:master-page-name="">
      <style:paragraph-properties style:page-number="auto">
        <style:tab-stops>
          <style:tab-stop style:position="15.24cm" style:leader-style="dotted" style:leader-text="."/>
          <style:tab-stop style:position="16.51cm" style:type="right" style:leader-style="dotted" style:leader-text="."/>
        </style:tab-stops>
      </style:paragraph-properties>
    </style:style>
    <style:style style:name="P9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96"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97" style:family="paragraph" style:parent-style-name="Document_20_Title" style:master-page-name="First_20_Page">
      <style:paragraph-properties style:page-number="auto"/>
      <style:text-properties fo:font-size="10pt" fo:font-style="italic" style:font-size-asian="10pt" style:font-style-asian="italic"/>
    </style:style>
    <style:style style:name="P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 style:family="text">
      <style:text-properties fo:color="#000000" style:font-name="Arial" fo:font-size="10pt" fo:language="en" fo:country="US" officeooo:rsid="0081dea3" style:font-name-asian="Times New Roman" style:font-size-asian="10pt" style:font-name-complex="Times New Roman" style:font-size-complex="10pt" style:language-complex="ar" style:country-complex="SA"/>
    </style:style>
    <style:style style:name="T3" style:family="text">
      <style:text-properties fo:color="#000000" style:font-name="Arial" fo:font-size="10pt" fo:language="en" fo:country="US" officeooo:rsid="00924cde" style:font-name-asian="Times New Roman" style:font-size-asian="10pt" style:font-name-complex="Times New Roman" style:font-size-complex="10pt" style:language-complex="ar" style:country-complex="SA"/>
    </style:style>
    <style:style style:name="T4" style:family="text">
      <style:text-properties fo:color="#000000" style:font-name="Arial" fo:font-size="10pt" fo:language="en" fo:country="US" officeooo:rsid="005aefed" style:font-name-asian="Times New Roman" style:font-size-asian="10pt" style:font-name-complex="Times New Roman" style:font-size-complex="10pt" style:language-complex="ar" style:country-complex="SA"/>
    </style:style>
    <style:style style:name="T5" style:family="text">
      <style:text-properties fo:color="#000000" style:font-name="Arial" fo:font-size="10pt" fo:language="en" fo:country="US" officeooo:rsid="00aeb7e4" style:font-name-asian="Times New Roman" style:font-size-asian="10pt" style:font-name-complex="Times New Roman" style:font-size-complex="10pt" style:language-complex="ar" style:country-complex="SA"/>
    </style:style>
    <style:style style:name="T6"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7" style:family="text">
      <style:text-properties officeooo:rsid="009ab299"/>
    </style:style>
    <style:style style:name="T8" style:family="text">
      <style:text-properties officeooo:rsid="0090ef3b"/>
    </style:style>
    <style:style style:name="T9" style:family="text">
      <style:text-properties officeooo:rsid="008b2a05"/>
    </style:style>
    <style:style style:name="T10" style:family="text">
      <style:text-properties officeooo:rsid="007ce5bb"/>
    </style:style>
    <style:style style:name="T11" style:family="text">
      <style:text-properties officeooo:rsid="005284b8"/>
    </style:style>
    <style:style style:name="T12" style:family="text">
      <style:text-properties fo:font-style="normal" style:font-style-asian="normal" style:font-style-complex="normal"/>
    </style:style>
    <style:style style:name="T13" style:family="text">
      <style:text-properties fo:font-style="normal" officeooo:rsid="00540f90" style:font-style-asian="normal" style:font-style-complex="normal"/>
    </style:style>
    <style:style style:name="T14" style:family="text">
      <style:text-properties fo:font-style="normal" officeooo:rsid="0057a0cb" style:font-style-asian="normal" style:font-style-complex="normal"/>
    </style:style>
    <style:style style:name="T15" style:family="text">
      <style:text-properties fo:font-style="normal" officeooo:rsid="0021b48b" style:font-style-asian="normal" style:font-style-complex="normal"/>
    </style:style>
    <style:style style:name="T16" style:family="text">
      <style:text-properties fo:font-style="normal" officeooo:rsid="00232be5" style:font-style-asian="normal" style:font-style-complex="normal"/>
    </style:style>
    <style:style style:name="T17" style:family="text">
      <style:text-properties fo:font-style="normal" officeooo:rsid="004703d7" style:font-style-asian="normal" style:font-style-complex="normal"/>
    </style:style>
    <style:style style:name="T18" style:family="text">
      <style:text-properties fo:font-style="normal" officeooo:rsid="004893bd" style:font-style-asian="normal" style:font-style-complex="normal"/>
    </style:style>
    <style:style style:name="T19" style:family="text">
      <style:text-properties fo:font-style="normal" officeooo:rsid="005379ab" style:font-style-asian="normal" style:font-style-complex="normal"/>
    </style:style>
    <style:style style:name="T20" style:family="text">
      <style:text-properties fo:font-style="normal" officeooo:rsid="00542e55" style:font-style-asian="normal" style:font-style-complex="normal"/>
    </style:style>
    <style:style style:name="T21" style:family="text">
      <style:text-properties fo:font-style="normal" officeooo:rsid="0058c04f" style:font-style-asian="normal" style:font-style-complex="normal"/>
    </style:style>
    <style:style style:name="T22" style:family="text">
      <style:text-properties fo:font-style="normal" officeooo:rsid="0071b406" style:font-style-asian="normal" style:font-style-complex="normal"/>
    </style:style>
    <style:style style:name="T23" style:family="text">
      <style:text-properties fo:font-style="normal" officeooo:rsid="00870a1b" style:font-style-asian="normal" style:font-style-complex="normal"/>
    </style:style>
    <style:style style:name="T24" style:family="text">
      <style:text-properties fo:font-style="normal" officeooo:rsid="0088907b" style:font-style-asian="normal" style:font-style-complex="normal"/>
    </style:style>
    <style:style style:name="T25" style:family="text">
      <style:text-properties fo:font-style="normal" officeooo:rsid="009c3e68" style:font-style-asian="normal" style:font-style-complex="normal"/>
    </style:style>
    <style:style style:name="T26" style:family="text">
      <style:text-properties fo:font-style="normal" officeooo:rsid="00a1a8f8" style:font-style-asian="normal" style:font-style-complex="normal"/>
    </style:style>
    <style:style style:name="T27" style:family="text">
      <style:text-properties officeooo:rsid="00772750"/>
    </style:style>
    <style:style style:name="T28" style:family="text">
      <style:text-properties officeooo:rsid="0058c04f"/>
    </style:style>
    <style:style style:name="T29" style:family="text">
      <style:text-properties officeooo:rsid="005a8355"/>
    </style:style>
    <style:style style:name="T30" style:family="text">
      <style:text-properties officeooo:rsid="0066a126"/>
    </style:style>
    <style:style style:name="T31" style:family="text">
      <style:text-properties officeooo:rsid="005aefed"/>
    </style:style>
    <style:style style:name="T32" style:family="text">
      <style:text-properties officeooo:rsid="00601d0b"/>
    </style:style>
    <style:style style:name="T33" style:family="text">
      <style:text-properties officeooo:rsid="0018f655"/>
    </style:style>
    <style:style style:name="T34" style:family="text">
      <style:text-properties officeooo:rsid="001de92e"/>
    </style:style>
    <style:style style:name="T35" style:family="text">
      <style:text-properties officeooo:rsid="001ec5fc"/>
    </style:style>
    <style:style style:name="T36" style:family="text">
      <style:text-properties officeooo:rsid="0028ae53"/>
    </style:style>
    <style:style style:name="T37" style:family="text">
      <style:text-properties officeooo:rsid="0045b0c6"/>
    </style:style>
    <style:style style:name="T38" style:family="text">
      <style:text-properties officeooo:rsid="003531c4"/>
    </style:style>
    <style:style style:name="T39" style:family="text">
      <style:text-properties fo:font-size="14pt" fo:font-weight="normal" style:font-size-asian="14pt" style:font-weight-asian="normal"/>
    </style:style>
    <style:style style:name="T40" style:family="text">
      <style:text-properties fo:font-size="14pt" fo:font-weight="normal" officeooo:rsid="00be6534" style:font-size-asian="14pt" style:font-weight-asian="normal"/>
    </style:style>
    <style:style style:name="T41" style:family="text">
      <style:text-properties style:font-name="Courier New"/>
    </style:style>
    <style:style style:name="T42" style:family="text">
      <style:text-properties officeooo:rsid="003dfee6"/>
    </style:style>
    <style:style style:name="T43" style:family="text">
      <style:text-properties officeooo:rsid="003fef77"/>
    </style:style>
    <style:style style:name="T44" style:family="text">
      <style:text-properties officeooo:rsid="0041ba02"/>
    </style:style>
    <style:style style:name="T45" style:family="text">
      <style:text-properties officeooo:rsid="004a835e"/>
    </style:style>
    <style:style style:name="T46" style:family="text">
      <style:text-properties officeooo:rsid="004e4125"/>
    </style:style>
    <style:style style:name="T47" style:family="text">
      <style:text-properties officeooo:rsid="0050dc32"/>
    </style:style>
    <style:style style:name="T48" style:family="text">
      <style:text-properties officeooo:rsid="005be120"/>
    </style:style>
    <style:style style:name="T49" style:family="text">
      <style:text-properties officeooo:rsid="005dee14"/>
    </style:style>
    <style:style style:name="T50" style:family="text">
      <style:text-properties officeooo:rsid="006108cb"/>
    </style:style>
    <style:style style:name="T51" style:family="text">
      <style:text-properties officeooo:rsid="0062f12d"/>
    </style:style>
    <style:style style:name="T52" style:family="text">
      <style:text-properties officeooo:rsid="006e6f3e"/>
    </style:style>
    <style:style style:name="T53" style:family="text">
      <style:text-properties officeooo:rsid="0071b406"/>
    </style:style>
    <style:style style:name="T54" style:family="text">
      <style:text-properties officeooo:rsid="00839ebc"/>
    </style:style>
    <style:style style:name="T55" style:family="text">
      <style:text-properties officeooo:rsid="00847dae"/>
    </style:style>
    <style:style style:name="T56" style:family="text">
      <style:text-properties officeooo:rsid="00861fe4"/>
    </style:style>
    <style:style style:name="T57" style:family="text">
      <style:text-properties officeooo:rsid="00888997"/>
    </style:style>
    <style:style style:name="T58" style:family="text">
      <style:text-properties officeooo:rsid="008a7251"/>
    </style:style>
    <style:style style:name="T59" style:family="text">
      <style:text-properties officeooo:rsid="00924cde"/>
    </style:style>
    <style:style style:name="T60" style:family="text">
      <style:text-properties officeooo:rsid="00a35d3a"/>
    </style:style>
    <style:style style:name="T61" style:family="text">
      <style:text-properties officeooo:rsid="00a89314"/>
    </style:style>
    <style:style style:name="T62" style:family="text">
      <style:text-properties officeooo:rsid="00a9a7b6"/>
    </style:style>
    <style:style style:name="T63" style:family="text">
      <style:text-properties officeooo:rsid="00ac336a"/>
    </style:style>
    <style:style style:name="T64" style:family="text">
      <style:text-properties officeooo:rsid="00ac3cbf"/>
    </style:style>
    <style:style style:name="T65" style:family="text">
      <style:text-properties officeooo:rsid="00ad71e1"/>
    </style:style>
    <style:style style:name="T66" style:family="text">
      <style:text-properties officeooo:rsid="00ad80db"/>
    </style:style>
    <style:style style:name="T67" style:family="text">
      <style:text-properties officeooo:rsid="00b0c9e9"/>
    </style:style>
    <style:style style:name="T68" style:family="text">
      <style:text-properties officeooo:rsid="00ae42d4"/>
    </style:style>
    <style:style style:name="T69" style:family="text">
      <style:text-properties officeooo:rsid="00b1b1c6"/>
    </style:style>
    <style:style style:name="T70" style:family="text">
      <style:text-properties officeooo:rsid="00b1d664"/>
    </style:style>
    <style:style style:name="T71" style:family="text">
      <style:text-properties officeooo:rsid="00b3b0ac"/>
    </style:style>
    <style:style style:name="T72" style:family="text">
      <style:text-properties officeooo:rsid="00b4a21d"/>
    </style:style>
    <style:style style:name="T73" style:family="text">
      <style:text-properties officeooo:rsid="0068d2a0"/>
    </style:style>
    <style:style style:name="T74" style:family="text">
      <style:text-properties officeooo:rsid="00b92179"/>
    </style:style>
    <style:style style:name="T75" style:family="text">
      <style:text-properties officeooo:rsid="00ba8182"/>
    </style:style>
    <style:style style:name="T76" style:family="text">
      <style:text-properties fo:font-variant="normal" fo:text-transform="none" style:use-window-font-color="true" style:text-outline="false" style:text-line-through-style="none" style:text-line-through-type="none" style:text-position="0% 100%" style:font-name="Helvetica"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text-position="0% 100%" style:font-name="Helvetica"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8" style:family="text">
      <style:text-properties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draw:frame draw:style-name="fr2" draw:name="graphics1" text:anchor-type="paragraph" svg:width="17.78cm" svg:height="7.893cm" draw:z-index="0"><draw:image xlink:href="Pictures/1000020100000427000001D80231D6ACC263EE0A.png" xlink:type="simple" xlink:show="embed" xlink:actuate="onLoad" loext:mime-type="image/png"/></draw:frame></text:p>
      <text:p text:style-name="Document_20_Title"><text:user-defined style:data-style-name="N0" text:name="RFP Title">RFP-192-Messaging</text:user-defined></text:p>
      <text:p text:style-name="Document_20_Title"><text:span text:style-name="T40">Proposed </text:span><text:span text:style-name="T39">Final </text:span><text:span text:style-name="T40">Draft</text:span><text:span text:style-name="T39"><text:line-break/><text:line-break/></text:span><text:span text:style-name="T39"><text:page-count style:num-format="1">9</text:page-count></text:span><text:span text:style-name="T39"> Pages</text:span></text:p>
      <text:p text:style-name="P37">Abstract</text:p>
      <text:p text:style-name="P36">Asynchronous communication is an <text:span text:style-name="T50">important</text:span> factor in today's business applications. Especially in the IoT domain but also for distributed infrastructures the communication over publish/subscribe protocols are common mechanisms. <text:span text:style-name="T50">Whereas</text:span> the existing OSGi Event Admin specification already <text:span text:style-name="T50">describes</text:span> an asynchronous e<text:span text:style-name="T42">v</text:span>ent model within an OSGi framework, this RFP addresses the interaction of an OSGi environment with third-party communication protocols using a common interface.</text:p>
      <text:h text:style-name="P60" text:outline-level="1" text:restart-numbering="true" text:start-value="-1"><text:bookmark-start text:name="__RefHeading___Toc1131_3647882673"/>Document Information<text:bookmark-end text:name="__RefHeading___Toc1131_3647882673"/></text:h>
      <text:h text:style-name="P61" text:outline-level="2"><text:bookmark-start text:name="__RefHeading___Toc1133_3647882673"/>Table of Contents<text:bookmark-end text:name="__RefHeading___Toc1133_3647882673"/></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4">0 <text:s/>Document Information<text:tab/>2</text:p>
          <text:p text:style-name="P95">0.1 <text:s/>Table of Contents<text:tab/>2</text:p>
          <text:p text:style-name="P95">0.2 <text:s/>Terminology and Document Conventions<text:tab/>3</text:p>
          <text:p text:style-name="P95">0.3 <text:s/>Revision History<text:tab/>3</text:p>
          <text:p text:style-name="P93">1 <text:s/>Introduction<text:tab/>3</text:p>
          <text:p text:style-name="P93">2 <text:s/>Application Domain<text:tab/>4</text:p>
          <text:p text:style-name="P95">2.1 <text:s/>Terminology + Abbreviations<text:tab/>5</text:p>
          <text:p text:style-name="P96">2.1.1 <text:s/>Message<text:tab/>5</text:p>
          <text:p text:style-name="P96">2.1.2 <text:s/>Channel<text:tab/>5</text:p>
          <text:p text:style-name="P96">2.1.3 <text:s/>Sender / Publisher<text:tab/>5</text:p>
          <text:p text:style-name="P96">2.1.4 <text:s/>Receiver / Subscriber<text:tab/>5</text:p>
          <text:p text:style-name="P96">2.1.5 <text:s/>Reply-To Messaging<text:tab/>5</text:p>
          <text:p text:style-name="P93">3 <text:s/>Problem Description<text:tab/>5</text:p>
          <text:p text:style-name="P95">3.1 <text:s/>Intents<text:tab/>6</text:p>
          <text:p text:style-name="P93">4 <text:s/>Use Cases<text:tab/>6</text:p>
          <text:p text:style-name="P95">4.1 <text:s/>Message sending<text:tab/>6</text:p>
          <text:p text:style-name="P95">4.2 <text:s/>Receiving messages<text:tab/>6</text:p>
          <text:p text:style-name="P95">4.3 <text:s/>Reply-To messaging<text:tab/>7</text:p>
          <text:p text:style-name="P95">4.4 <text:s/>Guarantee of delivery<text:tab/>7</text:p>
          <text:p text:style-name="P95">4.5 <text:s/>Event Admin<text:tab/>7</text:p>
          <text:p text:style-name="P95">4.6 <text:s/>Intents<text:tab/>7</text:p>
          <text:p text:style-name="P93">5 <text:s/>Requirements<text:tab/>7</text:p>
          <text:p text:style-name="P96">5.1.1 <text:s/>General<text:tab/>7</text:p>
          <text:p text:style-name="P96">5.1.2 <text:s/>Channels<text:tab/>8</text:p>
          <text:p text:style-name="P93">6 <text:s/>Document Support<text:tab/>9</text:p>
          <text:p text:style-name="P95">6.1 <text:s/>References<text:tab/>9</text:p>
          <text:p text:style-name="P95">6.2 <text:s/>Author’s Address<text:tab/>9</text:p>
          <text:p text:style-name="P95">6.3 <text:s/>End of Document<text:tab/>9</text:p>
        </text:index-body>
      </text:table-of-content>
      <text:p text:style-name="Body"/>
      <text:h text:style-name="Heading_20_2" text:outline-level="2"><text:bookmark-start text:name="__RefHeading___Toc1135_3647882673"/><text:soft-page-break/>Terminology and Document Conventions<text:bookmark-end text:name="__RefHeading___Toc1135_3647882673"/></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41">Source code is shown in this typeface</text:span>.</text:p>
      <text:h text:style-name="Heading_20_2" text:outline-level="2"><text:bookmark-start text:name="__RefHeading___Toc1137_3647882673"/>Revision History<text:bookmark-end text:name="__RefHeading___Toc1137_3647882673"/></text:h>
      <text:p text:style-name="P2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8">Revision</text:p>
            </table:table-cell>
            <table:table-cell table:style-name="Table1.A1" office:value-type="string">
              <text:p text:style-name="P58">Date</text:p>
            </table:table-cell>
            <table:table-cell table:style-name="Table1.C1" office:value-type="string">
              <text:p text:style-name="P58">Comments</text:p>
            </table:table-cell>
          </table:table-row>
        </table:table-header-rows>
        <table:table-row table:style-name="Table1.2">
          <table:table-cell table:style-name="Table1.A1" office:value-type="string">
            <text:p text:style-name="P48">Initial</text:p>
          </table:table-cell>
          <table:table-cell table:style-name="Table1.A1" office:value-type="string">
            <text:p text:style-name="P38">2<text:span text:style-name="T42">8</text:span>.<text:span text:style-name="T42">12</text:span>.2018</text:p>
          </table:table-cell>
          <table:table-cell table:style-name="Table1.C1" office:value-type="string">
            <text:p text:style-name="P39">Initial - <text:span text:style-name="T33">Mark Hoffmann</text:span></text:p>
          </table:table-cell>
        </table:table-row>
        <table:table-row table:style-name="Table1.2">
          <table:table-cell table:style-name="Table1.A3" office:value-type="string">
            <text:p text:style-name="P49">0.1</text:p>
          </table:table-cell>
          <table:table-cell table:style-name="Table1.A3" office:value-type="string">
            <text:p text:style-name="P40">31.01.2019</text:p>
          </table:table-cell>
          <table:table-cell table:style-name="Table1.C3" office:value-type="string">
            <text:p text:style-name="P40">David Bosschaert – minor editorial changes and some comments</text:p>
          </table:table-cell>
        </table:table-row>
        <table:table-row table:style-name="Table1.2">
          <table:table-cell table:style-name="Table1.A3" office:value-type="string">
            <text:p text:style-name="P50">0.2</text:p>
          </table:table-cell>
          <table:table-cell table:style-name="Table1.A3" office:value-type="string">
            <text:p text:style-name="P41">13.02.2019</text:p>
          </table:table-cell>
          <table:table-cell table:style-name="Table1.C3" office:value-type="string">
            <text:p text:style-name="P41">Mark Hoffmann – changed wording for RPC and added some proposed use-cases</text:p>
          </table:table-cell>
        </table:table-row>
        <table:table-row table:style-name="Table1.2">
          <table:table-cell table:style-name="Table1.A3" office:value-type="string">
            <text:p text:style-name="P51">0.3</text:p>
          </table:table-cell>
          <table:table-cell table:style-name="Table1.A3" office:value-type="string">
            <text:p text:style-name="P42">19.02.2019</text:p>
          </table:table-cell>
          <table:table-cell table:style-name="Table1.C3" office:value-type="string">
            <text:p text:style-name="P42">Mark Hoffmann – comments from the F2F Berlin discussion</text:p>
          </table:table-cell>
        </table:table-row>
        <table:table-row table:style-name="Table1.2">
          <table:table-cell table:style-name="Table1.A3" office:value-type="string">
            <text:p text:style-name="P52">0.4</text:p>
          </table:table-cell>
          <table:table-cell table:style-name="Table1.A3" office:value-type="string">
            <text:p text:style-name="P43">13.03.2019</text:p>
          </table:table-cell>
          <table:table-cell table:style-name="Table1.C3" office:value-type="string">
            <text:p text:style-name="P43">Michael Roeschter – reviewed, edited for clarity with regard to design goals. The F2F in Berlin clarified the design goal to provide a simple interface to messaging systems, but not providing access to the full feature set of Enterprise class messaging solution (like MQ Series or TIBCO EMS) or massively scalable solutions (like Kafka). </text:p>
          </table:table-cell>
        </table:table-row>
        <table:table-row table:style-name="Table1.2">
          <table:table-cell table:style-name="Table1.A3" office:value-type="string">
            <text:p text:style-name="P53">0.5</text:p>
          </table:table-cell>
          <table:table-cell table:style-name="Table1.A3" office:value-type="string">
            <text:p text:style-name="P44">21.05.2019</text:p>
          </table:table-cell>
          <table:table-cell table:style-name="Table1.C3" office:value-type="string">
            <text:p text:style-name="P44">Mark Hoffmann – review and fixed some typos</text:p>
          </table:table-cell>
        </table:table-row>
        <table:table-row table:style-name="Table1.2">
          <table:table-cell table:style-name="Table1.A3" office:value-type="string">
            <text:p text:style-name="P54">0.6</text:p>
          </table:table-cell>
          <table:table-cell table:style-name="Table1.A3" office:value-type="string">
            <text:p text:style-name="P45">02.06.2019</text:p>
          </table:table-cell>
          <table:table-cell table:style-name="Table1.C3" office:value-type="string">
            <text:p text:style-name="P45">Mark Hoffmann – Accepted changes from F2F discussion, rewrote Use-case section</text:p>
          </table:table-cell>
        </table:table-row>
        <table:table-row table:style-name="Table1.2">
          <table:table-cell table:style-name="Table1.A3" office:value-type="string">
            <text:p text:style-name="P55">0.7</text:p>
          </table:table-cell>
          <table:table-cell table:style-name="Table1.A3" office:value-type="string">
            <text:p text:style-name="P46">28.06.2019</text:p>
          </table:table-cell>
          <table:table-cell table:style-name="Table1.C3" office:value-type="string">
            <text:p text:style-name="P46">Christian Schneider – Some more rewording of the Use-case section</text:p>
          </table:table-cell>
        </table:table-row>
      </table:table>
      <text:p text:style-name="Body"/>
      <text:h text:style-name="Heading_20_1" text:outline-level="1"><text:bookmark-start text:name="__RefHeading___Toc1139_3647882673"/>Introduction<text:bookmark-end text:name="__RefHeading___Toc1139_3647882673"/></text:h>
      <text:p text:style-name="P14">In the past there <text:span text:style-name="T43">have already been </text:span>some efforts to bring asynchronous messaging into the OSGi <text:span text:style-name="T43">framework</text:span>. <text:span text:style-name="T43">There was the Distributed Eventing RFC-214 and the MQTT Adapter RFC-229. In addition to that there are further available specification like </text:span>OSGi RSA, Promises and PushStreams, that <text:span text:style-name="T43">focus on remote events, a</text:span>synchronous processing <text:span text:style-name="T43">and</text:span> <text:span text:style-name="T43">reactive </text:span>event handling. <text:span text:style-name="T45">Promises and PushStreams are optimal partners to deal with the asynchronous programming model, that comes with the messaging pattern.</text:span></text:p>
      <text:p text:style-name="P14"><text:soft-page-break/><text:span text:style-name="T55">Because of the growing popularity of the IoT domain,</text:span> it is important to enable OSGi to be connected with the <text:span text:style-name="T55">common services of the </text:span>IoT world. <text:span text:style-name="T54">This RFP is meant to provide an easy to use solution in OSGi, to connect to and work with messaging systems. It is not meant to provide access to the full feature set and service guarantees of Enterprise class messaging solution like MQSeries or TIBCO EMS or massively scalable solutions like Kafka. Service guarantees and configuration details will be designed as configuration hints. The implementation will be optional and depend on the binding.</text:span></text:p>
      <text:p text:style-name="P13"><text:span text:style-name="T53">P</text:span>rotocols like AMQP, the Kafka Protocol or JMS are <text:s/>heavily used in back-end infrastructures. <text:s/>This RF<text:span text:style-name="T53">P</text:span> tries to address th<text:span text:style-name="T56">e</text:span> use-case <text:s/><text:span text:style-name="T56">for connecting to those protocols with a subset of their functionality.</text:span> <text:span text:style-name="T44">For a seamless use of OSGi as well in IoT infrastructures and cloud-infrastructures, it is important to provide an easy to use and also seamless integration of different communication protocols in OSGi. </text:span></text:p>
      <text:p text:style-name="P15">With the Event Admin specification, there is already an ease to use approach, for in-framework events. Distributed events often needs additional configuration parameters like quality of service, time-to-live or event strategies that needs to be <text:span text:style-name="T56">configured</text:span> <text:span text:style-name="T56">at connection time or set at message publication time. </text:span><text:s/><text:span text:style-name="T56">T</text:span>his RF<text:span text:style-name="T53">P</text:span> is seen for standalone use but also as an extension to the Event Admin to provide the possibility for a Remote Event Admin. </text:p>
      <text:h text:style-name="Heading_20_1" text:outline-level="1"><text:bookmark-start text:name="__RefHeading___Toc1141_3647882673"/>Application Domain<text:bookmark-end text:name="__RefHeading___Toc1141_3647882673"/></text:h>
      <text:p text:style-name="P24"><text:span text:style-name="T15">M</text:span><text:span text:style-name="T12">essaging is a pattern to reliably transport messages over a</text:span><text:span text:style-name="T23">n</text:span><text:span text:style-name="T12"> </text:span><text:span text:style-name="T17">inherent</text:span><text:span text:style-name="T12"> unreliable network </text:span><text:span text:style-name="T17">from a produce to one or more receivers</text:span><text:span text:style-name="T12">. </text:span><text:span text:style-name="T17">The process is to move messages from one system to another or many. The messaging system uses channels to do that. Because it is never clear, if the network </text:span><text:span text:style-name="T26">or the receiver system </text:span><text:span text:style-name="T17">is available, it is the task of the messaging system to handle that. </text:span></text:p>
      <text:p text:style-name="P23"><text:span text:style-name="T17">T</text:span><text:span text:style-name="T12">here are also different concepts in moving messages:</text:span></text:p>
      <text:list xml:id="list2925875185" text:style-name="L2">
        <text:list-item>
          <text:p text:style-name="P77"><office:annotation office:name="__Annotation__2463_2434718519"><dc:creator>David Bosschaert</dc:creator><dc:date>2019-01-31T12:18:45.718250240</dc:date><loext:sender-initials>DB</loext:sender-initials><text:p text:style-name="P98"><text:span text:style-name="T76">Maybe ‘Fire and Forget’ ?</text:span></text:p></office:annotation><text:span text:style-name="T18">Send and Forget</text:span><office:annotation-end office:name="__Annotation__2463_2434718519"/><office:annotation><dc:creator>Mark Hoffmann</dc:creator><dc:date>2019-02-13T18:03:03.743431273</dc:date><loext:sender-initials>MH</loext:sender-initials><text:p text:style-name="P98"><text:span text:style-name="T77">Antwort auf David Bosschaert (31.01.2019, 12:18): "..."</text:span></text:p><text:p><text:span text:style-name="T78">I used the wording from the Enterprise Integration Pattern book</text:span></text:p></office:annotation><text:span text:style-name="T18"> – </text:span><text:span text:style-name="T25">Guarantees</text:span><text:span text:style-name="T18"> successful send </text:span></text:p>
        </text:list-item>
        <text:list-item>
          <text:p text:style-name="P78"><office:annotation office:name="__Annotation__2464_2434718519"><dc:creator>David Bosschaert</dc:creator><dc:date>2019-01-31T12:19:01.519010560</dc:date><loext:sender-initials>DB</loext:sender-initials><text:p text:style-name="P98"><text:span text:style-name="T76">Maybe ‘Store and Forward’ ?</text:span></text:p></office:annotation><text:span text:style-name="T23">Send</text:span><text:span text:style-name="T12"> and Forward</text:span><office:annotation-end office:name="__Annotation__2464_2434718519"/><office:annotation><dc:creator>Michael Roeschter</dc:creator><dc:date>2019-03-08T13:16:34.332000000</dc:date><loext:sender-initials>MR</loext:sender-initials><text:p text:style-name="P98"><text:span text:style-name="T77">Reply to David Bosschaert (31.01.2019, 12:19): "..."</text:span></text:p><text:p><text:span text:style-name="T78"/></text:p></office:annotation><office:annotation><dc:creator>Mark Hoffmann</dc:creator><dc:date>2019-02-13T18:05:02.025694618</dc:date><loext:sender-initials>MH</loext:sender-initials><text:p text:style-name="P98"><text:span text:style-name="T77">Antwort auf David Bosschaert (31.01.2019, 12:19): "..."</text:span></text:p><text:p><text:span text:style-name="T78">No send and forward. Storage may included</text:span></text:p></office:annotation><text:span text:style-name="T12"> – </text:span><text:span text:style-name="T23">Guarantees</text:span><text:span text:style-name="T12"> </text:span><text:span text:style-name="T23">eventual </text:span><text:span text:style-name="T12">successful receive</text:span></text:p>
        </text:list-item>
      </text:list>
      <text:p text:style-name="P9"><office:annotation office:name="__Annotation__1435_1231043445"><dc:creator>Michael Roeschter</dc:creator><dc:date>2019-03-08T13:19:23.251000000</dc:date><loext:sender-initials>MR</loext:sender-initials><text:p text:style-name="P98"><text:span text:style-name="T76">The sender never knows what happens with the message. All guarantees are configuration driven and are known by the messaging system. The sender can configure/hint them but does not know them.</text:span></text:p></office:annotation></text:p>
      <text:p text:style-name="P6"><office:annotation><dc:creator>Michael Roeschter</dc:creator><dc:date>2019-03-09T15:38:33.182000000</dc:date><loext:sender-initials>MR</loext:sender-initials><text:p text:style-name="P98"><text:span text:style-name="T77">Reply to David Bosschaert (31.01.2019, 12:19): "..."</text:span></text:p><text:p><text:span text:style-name="T78">Added error and monitoring. RPC is not a special channel type.</text:span></text:p></office:annotation><text:span text:style-name="T9">The following communication patterns exist:</text:span></text:p>
      <text:list xml:id="list102672211" text:style-name="L3">
        <text:list-item>
          <text:p text:style-name="P79">Point-to-point</text:p>
        </text:list-item>
        <text:list-item>
          <text:p text:style-name="P79">Publish-Subscribe</text:p>
        </text:list-item>
        <text:list-item>
          <text:p text:style-name="P79">Guaranteed delivery</text:p>
        </text:list-item>
        <text:list-item>
          <text:p text:style-name="P80">Temporary/transient channe<text:span text:style-name="T61">l</text:span><text:span text:style-name="T61"><office:annotation office:name="__Annotation__2008_2257141035"><dc:creator>Michael Roeschter</dc:creator><dc:date>2019-03-09T15:37:20.238000000</dc:date><loext:sender-initials>MR</loext:sender-initials><text:p text:style-name="P98"><text:span text:style-name="T76">This is covered by dead-letter</text:span></text:p></office:annotation></text:span></text:p>
        </text:list-item>
        <text:list-item>
          <text:p text:style-name="P79">Dead-letter</text:p>
        </text:list-item>
        <text:list-item>
          <text:p text:style-name="P80">Monitoring, error and administration channels</text:p>
        </text:list-item>
      </text:list>
      <text:p text:style-name="P10"><text:soft-page-break/><text:s/>The use cases above cover <text:span text:style-name="T7">Reply-To</text:span> style communication and handling of common error conditions.</text:p>
      <text:p text:style-name="P7">Another important fact is the structure of the messages. They usually consist of a header and body. The body contains the payload that is an array of bytes. The header provides additional properties for the message. There are some common properties that are used for handling R<text:span text:style-name="T27">eply-To</text:span>, sequencing/ordering of messages, time-synchronization, filtering and others. <text:span text:style-name="T11">This is important because messaging decouples communication and has <text:s/>different demands regarding assumptions that are made to the process compared to a local call. Thus there is are additional semantics for e.g. time-outs, retry-counts, address-spaces.</text:span></text:p>
      <text:p text:style-name="P8">Messaging in general induces a<text:span text:style-name="T50">n </text:span>asynchronous programming model. Therefor<text:span text:style-name="T53">e</text:span> <text:span text:style-name="T47">Promises and PushStreams are already existing specifications that are an optimal solution for data-handling as well as scaling of actors over more than one thread. These specifications allowing flexible message transformation into internal data formats. Further Promises provide the possibility to realize patterns like message construction or aggregation. [1]</text:span></text:p>
      <text:h text:style-name="Heading_20_2" text:outline-level="2"><text:bookmark-start text:name="__RefHeading___Toc1143_3647882673"/>Terminology + Abbreviations <text:bookmark-end text:name="__RefHeading___Toc1143_3647882673"/></text:h>
      <text:p text:style-name="Body"/>
      <text:h text:style-name="P66" text:outline-level="3"><text:bookmark-start text:name="__RefHeading___Toc1145_3647882673"/>Message<text:bookmark-end text:name="__RefHeading___Toc1145_3647882673"/></text:h>
      <text:p text:style-name="P20">A message is a data structure that hold<text:span text:style-name="T50">s</text:span> the payload and additional meta-information about the content.</text:p>
      <text:h text:style-name="P66" text:outline-level="3"><text:bookmark-start text:name="__RefHeading___Toc1147_3647882673"/>Channel<text:bookmark-end text:name="__RefHeading___Toc1147_3647882673"/></text:h>
      <text:p text:style-name="P2"><text:span text:style-name="T46">Channels are named resources </text:span>to connect programs <text:span text:style-name="T46">and interchange the messages. .</text:span></text:p>
      <text:h text:style-name="P66" text:outline-level="3"><text:bookmark-start text:name="__RefHeading___Toc1149_3647882673"/>Sender / Publisher<text:bookmark-end text:name="__RefHeading___Toc1149_3647882673"/></text:h>
      <text:p text:style-name="P2">A sender writes a message into a channel. <office:annotation office:name="__Annotation__1513_1231043445"><dc:creator>Michael Roeschter</dc:creator><dc:date>2019-03-08T13:23:30.616000000</dc:date><loext:sender-initials>MR</loext:sender-initials><text:p text:style-name="P98"><text:span text:style-name="T76">The sender may wait for the messaging system to acknowledge but not the receiver.</text:span></text:p></office:annotation></text:p>
      <text:h text:style-name="P67" text:outline-level="3"><text:bookmark-start text:name="__RefHeading___Toc1151_3647882673"/><text:span text:style-name="T30">Receiver</text:span> / <text:span text:style-name="T30">Subscriber</text:span><text:bookmark-end text:name="__RefHeading___Toc1151_3647882673"/></text:h>
      <text:p text:style-name="P3"><text:s/><text:span text:style-name="T57">One or more receivers read messages from a</text:span> channel. </text:p>
      <text:h text:style-name="P68" text:outline-level="3"><text:bookmark-start text:name="__RefHeading___Toc1153_3647882673"/><text:span text:style-name="T27">Reply-To </text:span>Messaging<text:bookmark-end text:name="__RefHeading___Toc1153_3647882673"/></text:h>
      <text:p text:style-name="P16">Sending a request and receiving a re<text:span text:style-name="T27">sponse</text:span> are two separate <text:span text:style-name="T50">atomic</text:span> operations. <text:span text:style-name="T50">Thus</text:span> waiting for a response is not a blocking operation <text:span text:style-name="T7">in the underlying implementation.</text:span>, A special message information, the correlation identifier, is used to assign a request to a response. Sometimes the reply-to address can be generated from the messaging system and is also submitted as property with the request message.</text:p>
      <text:h text:style-name="Heading_20_1" text:outline-level="1"><text:bookmark-start text:name="__RefHeading___Toc1155_3647882673"/>Problem Description<text:bookmark-end text:name="__RefHeading___Toc1155_3647882673"/></text:h>
      <text:p text:style-name="P11">The OSGi Alliance already has a successful specification for messaging within an OSGi framework. The EventAdmin specification is well defined and widely used. The same is for the RSA specification that provides a good ground for synchronous calls. Also asynchronous remote services are supported in the RSA.</text:p>
      <text:p text:style-name="P21"><text:soft-page-break/><text:span text:style-name="T12">In the domains of IoT </text:span><text:span text:style-name="T19">there are standardized protocols to connect remote devices and submit data over a broker based messaging system from remote clients. But also in cloud-based infrastructures</text:span><text:span text:style-name="T12">, messaging systems are </text:span><text:span text:style-name="T19">often used for de-coupling of services or functions. </text:span></text:p>
      <text:p text:style-name="P18"><text:span text:style-name="T24">Today, t</text:span><text:span text:style-name="T12">o interact with such systems the implementer has to deal with messaging </text:span><text:span text:style-name="T24">protocol specifics</text:span><text:span text:style-name="T12"> and </text:span><text:span text:style-name="T24">operational conditions</text:span><text:span text:style-name="T12">, that are <text:s/>not covered, by existing specifications. </text:span><text:span text:style-name="T13">With OSGi Promises and the PushStream specification there are already major parts available to deal with an asynchronous programming model. This is a requirement when using messaging. </text:span></text:p>
      <text:p text:style-name="P17"><text:span text:style-name="T13">The missing p</text:span><text:span text:style-name="T22">i</text:span><text:span text:style-name="T13">ece is a </text:span><text:span text:style-name="T24">standardized</text:span><text:span text:style-name="T13"> way to send </text:span><text:span text:style-name="T24">and</text:span><text:span text:style-name="T13"> receive </text:span><text:span text:style-name="T20">data</text:span><text:span text:style-name="T13"> that support</text:span><text:span text:style-name="T24">s</text:span><text:span text:style-name="T13"> the </text:span><text:span text:style-name="T20">messaging </text:span><text:span text:style-name="T13">pattern</text:span><text:span text:style-name="T24">s</text:span><text:span text:style-name="T16">. </text:span><text:span text:style-name="T14">Consuming and producing data using common protocols like AMQP, MQTT </text:span><text:span text:style-name="T24">or JMS</text:span><text:span text:style-name="T14"> using OSGi services, would </text:span><text:span text:style-name="T21">integrate an OSGi application into more systems.</text:span></text:p>
      <text:p text:style-name="P12"><text:span text:style-name="T12">Also other specifications could </text:span><text:span text:style-name="T22">benefit</text:span><text:span text:style-name="T12"> from </text:span><text:span text:style-name="T6">this</text:span><text:span text:style-name="T12"> RFP. </text:span><text:span text:style-name="T24">It should be possible to layer RSA remote calls over messaging. </text:span><text:span text:style-name="T12">It </text:span><text:span text:style-name="T24">should</text:span><text:span text:style-name="T12"> also be possible to provide a remote Event Admin </text:span><text:span text:style-name="T24">service</text:span><text:span text:style-name="T12">.</text:span></text:p>
      <text:h text:style-name="P62" text:outline-level="2"><text:bookmark-start text:name="__RefHeading___Toc1157_3647882673"/>Intents<text:bookmark-end text:name="__RefHeading___Toc1157_3647882673"/></text:h>
      <text:p text:style-name="P5">Messaging systems vary widely in their capabilities and are configurable with regard to guarantees of delivery. We do not want to expose this complexity the user of this solution. <text:span text:style-name="T62">The RSA specification uses intent for that purpose.</text:span></text:p>
      <text:h text:style-name="Heading_20_1" text:outline-level="1"><text:bookmark-start text:name="__RefHeading___Toc1159_3647882673"/>Use Cases<text:bookmark-end text:name="__RefHeading___Toc1159_3647882673"/></text:h>
      <text:h text:style-name="P63" text:outline-level="2"><text:bookmark-start text:name="__RefHeading___Toc1161_3647882673"/><text:span text:style-name="T34">M</text:span>essage sending<text:bookmark-end text:name="__RefHeading___Toc1161_3647882673"/></text:h>
      <text:p text:style-name="P4">A publisher <text:span text:style-name="T67">wants to be able</text:span> to send single messages as well as <text:span text:style-name="T58">provide</text:span> messages <text:span text:style-name="T51">through a</text:span> PushStream. It <text:span text:style-name="T58">must be possible</text:span> to provide additional <text:span text:style-name="T67">message properties</text:span> for<text:span text:style-name="T58"> either case</text:span>. </text:p>
      <text:p text:style-name="P19"><office:annotation office:name="__Annotation__1916_2257141035"><dc:creator>Michael Roeschter</dc:creator><dc:date>2019-03-09T15:29:07.354000000</dc:date><loext:sender-initials>MR</loext:sender-initials><text:p text:style-name="P98"><text:span text:style-name="T76">This sentence did not add any information. Its sufficient to say that Pushstream can act as senders.</text:span></text:p></office:annotation></text:p>
      <text:h text:style-name="P63" text:outline-level="2"><text:bookmark-start text:name="__RefHeading___Toc1163_3647882673"/><text:span text:style-name="T35">R</text:span>eceiving messages<text:bookmark-end text:name="__RefHeading___Toc1163_3647882673"/></text:h>
      <text:p text:style-name="P28">As a recipient I want to be able to poll the next message in a channel. I want to do that in a blocking or non-blocking way.</text:p>
      <text:p text:style-name="P28">It is also expected to support filter criteria for receiving messages, if supported by the underlying messaging system. So it could be possible to obtain a message <text:span text:style-name="T1">with</text:span> a specific identifier or correlation-ID.<office:annotation office:name="__Annotation__1918_2257141035"><dc:creator>Michael Roeschter</dc:creator><dc:date>2019-03-09T15:34:52.871000000</dc:date><loext:sender-initials>MR</loext:sender-initials><text:p text:style-name="P98"><text:span text:style-name="T76">This covers finding messages from journals and correlated messages for RPC.</text:span></text:p></office:annotation><text:span text:style-name="T74">When using a messaging system that supports journalling (like Kafka) then I want to be able to be able <text:s/>to start consuming from any point in a retained history. Alternatively to providing an absolute position to start from, I would like to be able to start from earliest or latest. To keep track of the position of the recipient in the journal received messages should provide suitable position information like an offset. </text:span><office:annotation-end office:name="__Annotation__1918_2257141035"/></text:p>
      <text:p text:style-name="P27"><office:annotation office:name="__Annotation__1917_2257141035"><dc:creator>Michael Roeschter</dc:creator><dc:date>2019-03-09T15:30:50.653000000</dc:date><loext:sender-initials>MR</loext:sender-initials><text:p text:style-name="P98"><text:span text:style-name="T76">Rewritten</text:span></text:p></office:annotation></text:p>
      <text:h text:style-name="Heading_20_2" text:outline-level="2"><text:bookmark-start text:name="__RefHeading___Toc1165_3647882673"/><text:soft-page-break/>R<text:span text:style-name="T27">eply-To </text:span>messaging<text:bookmark-end text:name="__RefHeading___Toc1165_3647882673"/></text:h>
      <text:p text:style-name="P29">I want to use efficient Reply-to communication, as long as the implementation supports it. In that case I don’t want to take care about setting or/and accessing Reply-To headers, correlation-ID or generating temporary channels. This should be handled by the implementation. </text:p>
      <text:p text:style-name="P29">The implementation should respect the use cases to be a caller or a call receiver. </text:p>
      <text:p text:style-name="P30"><text:span text:style-name="T71">As a developer I want to be able to use a programming style, that is similar to synchronous programming.</text:span><text:span text:style-name="T71"><office:annotation office:name="__Annotation__2105_2257141035"><dc:creator>Michael Roeschter</dc:creator><dc:date>2019-03-09T15:44:14.763000000</dc:date><loext:sender-initials>MR</loext:sender-initials><text:p text:style-name="P98"><text:span text:style-name="T76">Rewritten. RPC implementations over messaging are not trivial. We need to clearly specify which complexity to expose.</text:span></text:p></office:annotation></text:span></text:p>
      <text:p text:style-name="P35"/>
      <text:h text:style-name="Heading_20_2" text:outline-level="2"><text:bookmark-start text:name="__RefHeading___Toc1167_3647882673"/>Guarantee of delivery<text:bookmark-end text:name="__RefHeading___Toc1167_3647882673"/></text:h>
      <text:p text:style-name="P31">If an implementation supports guarantees of delivery, it should be possible to take profit of this feature. So e.g. many implementation support a<text:span text:style-name="T75">n</text:span> auto-acknowledgment for the send-and-forget principle. Otherwise it maybe necessary to acknowledge <text:span text:style-name="T69">or reject </text:span>messages explicitly <text:span text:style-name="T68">in certain situations</text:span>. </text:p>
      <text:p text:style-name="P31">There are also other possible <text:span text:style-name="T69">implementation specific</text:span> aspects like: <text:span text:style-name="T8">Storage guarantees for messages, journalling, persistence, exactly once delivery, transactions, out of sequence acknowledgment, at most once delivery, duplicate delivery. </text:span>It is expected that various implementations handle guarantee of delivery in a different way. <text:span text:style-name="T73"><office:annotation office:name="__Annotation__2504_2257141035"><dc:creator>Michael Roeschter</dc:creator><dc:date>2019-03-09T15:53:42.836000000</dc:date><loext:sender-initials>MR</loext:sender-initials><text:p text:style-name="P98"><text:span text:style-name="T76">Too narrow. Rewritten with regard to guarantee of delivery in general.</text:span></text:p></office:annotation></text:span></text:p>
      <text:h text:style-name="P64" text:outline-level="2"><text:bookmark-start text:name="__RefHeading___Toc1169_3647882673"/>Event Admin<text:bookmark-end text:name="__RefHeading___Toc1169_3647882673"/></text:h>
      <text:p text:style-name="P26"><text:span text:style-name="T75">As a user of the system I would like </text:span>to connect an OSGi Event Admin with a channel, to send or receive Event Admin Events. <text:s/><text:span text:style-name="T32">For that a topic-to-channel mapping could be defined</text:span></text:p>
      <text:h text:style-name="P65" text:outline-level="2"><text:bookmark-start text:name="__RefHeading___Toc1171_3647882673"/>Intents<text:bookmark-end text:name="__RefHeading___Toc1171_3647882673"/></text:h>
      <text:p text:style-name="P32"><text:span text:style-name="T75">As a user of the system I want to be able to specify which features (similar to intents in RSA) I need. I would then only want to bind to a messaging service that supports all required intents. </text:span></text:p>
      <text:p text:style-name="P33">Implementation specific behavior, like the before mentioned “guarantee of delivery” can also <text:span text:style-name="T72">be </text:span>signaled.</text:p>
      <text:h text:style-name="Heading_20_1" text:outline-level="1"><text:bookmark-start text:name="__RefHeading___Toc1173_3647882673"/>Requirements<text:bookmark-end text:name="__RefHeading___Toc1173_3647882673"/></text:h>
      <text:h text:style-name="P69" text:outline-level="3"><text:bookmark-start text:name="__RefHeading___Toc1175_3647882673"/>General<text:bookmark-end text:name="__RefHeading___Toc1175_3647882673"/></text:h>
      <text:list xml:id="list630849036" text:style-name="L1">
        <text:list-item>
          <text:p text:style-name="P70">MSG010 – The solution MUST be technology, <text:span text:style-name="T59">vendor</text:span> and <text:span text:style-name="T59">messaging </text:span>protocol independent. MSG030 – The solution MUST be configurable (address-space, timeouts, <text:span text:style-name="T59">quality of service guarantees</text:span>)</text:p>
        </text:list-item>
        <text:list-item>
          <text:p text:style-name="P81">MSG050 – The solution <text:span text:style-name="T29">MUST</text:span> announce their capabilities/intents to service consumers</text:p>
        </text:list-item>
        <text:list-item>
          <text:p text:style-name="P81">MSG060 – The solution MUST provide information about registered channels, <text:span text:style-name="T10">client</text:span> connection states, <text:span text:style-name="T63">if available</text:span></text:p>
        </text:list-item>
        <text:list-item>
          <text:p text:style-name="P81"><text:soft-page-break/>MSG070 – The solution MUST support the asynchronous programming model</text:p>
        </text:list-item>
        <text:list-item>
          <text:p text:style-name="P84">MSG080 – The solution MUST support a client API</text:p>
        </text:list-item>
        <text:list-item>
          <text:p text:style-name="P85">MSG090 – The solution <text:span text:style-name="T64">MUST</text:span> respect <text:span text:style-name="T64">requested </text:span>intents</text:p>
        </text:list-item>
        <text:list-item>
          <text:p text:style-name="P86">MSG095 – The solution MUST announce its supported intents</text:p>
        </text:list-item>
        <text:list-item>
          <text:p text:style-name="P85">MSG100 – The solution MUST fail when encountering unknown <text:span text:style-name="T64">or unsupported </text:span>intents. </text:p>
        </text:list-item>
      </text:list>
      <text:h text:style-name="P69" text:outline-level="3"><text:bookmark-start text:name="__RefHeading___Toc1177_3647882673"/>Channels<text:bookmark-end text:name="__RefHeading___Toc1177_3647882673"/></text:h>
      <text:list xml:id="list1970229780" text:style-name="L4">
        <text:list-item>
          <text:p text:style-name="P87"><text:span text:style-name="T28">MSG10</text:span>0 – It <text:span text:style-name="T36">MUST</text:span> be possible to <text:span text:style-name="T28">asynchronously send messages to a channel.</text:span></text:p>
        </text:list-item>
        <text:list-item>
          <text:p text:style-name="P73">MSG120 – The solution MUST support <text:span text:style-name="T65">systems that support</text:span> point-to-point channel type</text:p>
        </text:list-item>
        <text:list-item>
          <text:p text:style-name="P73">MSG130 – The solution MUST support <text:span text:style-name="T65">systems that support </text:span>the publish-subscribe channel type</text:p>
        </text:list-item>
        <text:list-item>
          <text:p text:style-name="P73">MSG140 – The solution MUST support quality of service </text:p>
        </text:list-item>
        <text:list-item>
          <text:p text:style-name="P71">MSG<text:span text:style-name="T48">15</text:span>0 – The solution MUST support send-and-forget and send-and-forward semantics</text:p>
        </text:list-item>
        <text:list-item>
          <text:p text:style-name="P82">MSG160 – The <text:span text:style-name="T29">solution SHOULD support Reply-To calls, if possible. For that the solution MUST act as caller (publish and subscribe) as well as Reply-To receiver (subscribe on publish)</text:span></text:p>
        </text:list-item>
        <text:list-item>
          <text:p text:style-name="P88">MSG170 – The solution SHOULD support filter semantics like exchange / routing-key and wildcards for channels</text:p>
        </text:list-item>
        <text:list-item>
          <text:p text:style-name="P89">MSG180 – The solution MAY support a do-autocreate as well as do-not-autocreate</text:p>
        </text:list-item>
      </text:list>
      <text:p text:style-name="P25">Messages</text:p>
      <text:list xml:id="list3484719260" text:style-name="L5">
        <text:list-item>
          <text:p text:style-name="P72">MSG<text:span text:style-name="T48">20</text:span>0 – Message<text:span text:style-name="T49">s bodie</text:span>s MUST <text:span text:style-name="T66">support sending of byte-data</text:span></text:p>
        </text:list-item>
        <text:list-item>
          <text:p text:style-name="P91">MSG205 – The implementation MAY place limits on the size of the messages that can be send. <text:span text:style-name="T70">The existence of a message size limitation for an implementation SHOULD be signaled.</text:span></text:p>
        </text:list-item>
        <text:list-item>
          <text:p text:style-name="P91"><text:span text:style-name="T49">MSG210 – It SHOULD be possible to support additional message properties like sequencing </text:span><text:span text:style-name="T4">and correlation. </text:span><text:span text:style-name="T3">The implementation </text:span><text:span text:style-name="T5">SHOULD</text:span><text:span text:style-name="T3"> provide access to properties when available.</text:span></text:p>
        </text:list-item>
        <text:list-item>
          <text:p text:style-name="P83"><text:span text:style-name="T4">M</text:span><text:span text:style-name="T1">SG220 – The solution MAY define a content encoding</text:span></text:p>
        </text:list-item>
        <text:list-item>
          <text:p text:style-name="P74">MSG230 – The solution MAY support message time-to-live information</text:p>
        </text:list-item>
        <text:list-item>
          <text:p text:style-name="P75">MSG240 – The solution MAY support <text:span text:style-name="T52">manual </text:span>acknowledge/reject support for messages</text:p>
        </text:list-item>
        <text:list-item>
          <text:p text:style-name="P76">MSG250 – The solution MAY have a journal<text:span text:style-name="T60">l</text:span>ing support</text:p>
        </text:list-item>
        <text:list-item>
          <text:p text:style-name="P90"><text:span text:style-name="T2">MSG260 – It </text:span><text:span text:style-name="T5">MUST</text:span><text:span text:style-name="T2"> be possible to identify the channel the message was received on</text:span></text:p>
        </text:list-item>
      </text:list>
      <text:h text:style-name="Heading_20_1" text:outline-level="1"><text:bookmark-start text:name="__RefHeading___Toc1179_3647882673"/><text:soft-page-break/>Document Support<text:bookmark-end text:name="__RefHeading___Toc1179_3647882673"/></text:h>
      <text:h text:style-name="Heading_20_2" text:outline-level="2"><text:bookmark-start text:name="__RefHeading___Toc1181_3647882673"/>References<text:bookmark-end text:name="__RefHeading___Toc1181_3647882673"/></text:h>
      <text:list xml:id="list158313953" text:style-name="WW8Num3">
        <text:list-item>
          <text:p text:style-name="Definition_20_Term"><text:bookmark-start text:name="_Ref493020620"/><text:span text:style-name="T37">Enterprise Integration Pattern: Designing, Building, and Deploying Messaging Solutions. Gregor Hohpe, Bobby Woolf. ISBN 0-133-06510-7</text:span>.<text:bookmark-end text:name="_Ref493020620"/></text:p>
          <text:p text:style-name="P59"><text:a xlink:type="simple" xlink:href="http://felix.apache.org/site/apache-felix-file-install.html" text:style-name="Internet_20_link" text:visited-style-name="Visited_20_Internet_20_Link"/></text:p>
        </text:list-item>
      </text:list>
      <text:p text:style-name="P34"/>
      <text:h text:style-name="Heading_20_2" text:outline-level="2"><text:bookmark-start text:name="__RefHeading___Toc1183_3647882673"/>Author’s Address<text:bookmark-end text:name="__RefHeading___Toc1183_3647882673"/></text:h>
      <text:p text:style-name="Body"/>
      <table:table table:name="Table2" table:style-name="Table2">
        <table:table-column table:style-name="Table2.A"/>
        <table:table-column table:style-name="Table2.B"/>
        <table:table-row table:style-name="Table2.1">
          <table:table-cell table:style-name="Table2.A1" office:value-type="string">
            <text:p text:style-name="P57">Name</text:p>
          </table:table-cell>
          <table:table-cell table:style-name="Table2.B1" office:value-type="string">
            <text:p text:style-name="P56"><text:span text:style-name="T31">Mark</text:span> <text:span text:style-name="T31">Hoffmann</text:span></text:p>
          </table:table-cell>
        </table:table-row>
        <table:table-row table:style-name="Table2.1">
          <table:table-cell table:style-name="Table2.A1" office:value-type="string">
            <text:p text:style-name="P57">Company</text:p>
          </table:table-cell>
          <table:table-cell table:style-name="Table2.B1" office:value-type="string">
            <text:p text:style-name="P56">Data In Motion Consulting GmbH</text:p>
          </table:table-cell>
        </table:table-row>
        <table:table-row table:style-name="Table2.1">
          <table:table-cell table:style-name="Table2.A1" office:value-type="string">
            <text:p text:style-name="P57">Address</text:p>
          </table:table-cell>
          <table:table-cell table:style-name="Table2.B1" office:value-type="string">
            <text:p text:style-name="P56">Kahlaische Str. 4, 07743 Jena, Germany</text:p>
          </table:table-cell>
        </table:table-row>
        <table:table-row table:style-name="Table2.1">
          <table:table-cell table:style-name="Table2.A1" office:value-type="string">
            <text:p text:style-name="P57">Voice</text:p>
          </table:table-cell>
          <table:table-cell table:style-name="Table2.B1" office:value-type="string">
            <text:p text:style-name="P57">+<text:span text:style-name="T38">49 175 7012201</text:span></text:p>
          </table:table-cell>
        </table:table-row>
        <table:table-row table:style-name="Table2.1">
          <table:table-cell table:style-name="Table2.A1" office:value-type="string">
            <text:p text:style-name="P48">e-mail</text:p>
          </table:table-cell>
          <table:table-cell table:style-name="Table2.B1" office:value-type="string">
            <text:p text:style-name="P47"><text:span text:style-name="T31">m.hoffmann</text:span>@data-in-motion.biz</text:p>
          </table:table-cell>
        </table:table-row>
        <table:table-row table:style-name="Table2.1">
          <table:table-cell table:style-name="Table2.A6" office:value-type="string">
            <text:p text:style-name="P48"/>
          </table:table-cell>
          <table:table-cell table:style-name="Table2.B6" office:value-type="string">
            <text:p text:style-name="P48"/>
          </table:table-cell>
        </table:table-row>
      </table:table>
      <text:p text:style-name="Body"/>
      <text:h text:style-name="Heading_20_2" text:outline-level="2"><text:bookmark-start text:name="__RefHeading___Toc1185_3647882673"/>End of Document<text:bookmark-end text:name="__RefHeading___Toc1185_3647882673"/></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officeooo:rsid="005effc1"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master-page-name="">
      <loext:graphic-properties draw:fill="none" draw:fill-color="#cfe7f5"/>
      <style:paragraph-properties fo:margin-left="1cm" fo:margin-right="0cm" fo:margin-top="0cm" fo:margin-bottom="0cm" loext:contextual-spacing="false" fo:text-align="start" style:justify-single-word="false" fo:text-indent="0cm" style:auto-text-indent="false" style:page-number="auto" fo:background-color="transparent"/>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ndnote_20_Symbol" style:display-name="Endnote Symbol"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8"><draw:image xlink:href="Pictures/1000020100000427000001D80231D6ACC263EE0A.png" xlink:type="simple" xlink:show="embed" xlink:actuate="onLoad" loext:mime-type="image/png"/></draw:frame><text:tab/><text:user-defined style:data-style-name="N0" text:name="RFP Title">RFP-192-Messaging</text:user-defined><text:tab/>Page <text:page-number text:select-page="current">3</text:page-number><text:s/>of <text:page-count style:num-format="1">9</text:page-count></text:p>
        <text:p text:style-name="Header"/>
        <text:p text:style-name="Header"><text:tab/>Draft<text:tab/><text:modification-date style:data-style-name="N76">July 31, 2019</text:modification-date></text:p>
      </style:header>
      <style:footer>
        <text:p text:style-name="Footer">Copyright © <text:user-defined style:data-style-name="N0" text:name="Company">OSGi Alliance</text:user-defined><text:s text:c="2"/><text:modification-date style:data-style-name="N111">201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text:s/><text:modification-date style:data-style-name="N111">201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4-11-24T08:46:41</meta:creation-date>
    <meta:editing-cycles>123</meta:editing-cycles>
    <meta:editing-duration>P2DT2H15M44S</meta:editing-duration>
    <meta:initial-creator>Peter Kriens</meta:initial-creator>
    <dc:date>2019-07-31T15:41:56.481397612</dc:date>
    <dc:creator>David Bosschaert</dc:creator>
    <meta:document-statistic meta:table-count="2" meta:image-count="2" meta:object-count="0" meta:page-count="9" meta:paragraph-count="175" meta:word-count="2209" meta:character-count="14313" meta:non-whitespace-character-count="12242"/>
    <meta:user-defined meta:name="Company">OSGi Alliance</meta:user-defined>
    <meta:user-defined meta:name="Info 3"/>
    <meta:user-defined meta:name="Info 4"/>
    <meta:user-defined meta:name="RFP Title">RFP-192-Messaging</meta:user-defined>
  </office:meta>
</office:document-meta>
</file>